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his Widget allows us to select one option from a list using touch based scrolling.</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he text that is displayed in the widget for each possible value that is selected.</text:p><text:p text:style-name="Standard">Example: set Data to <text:span text:style-name="backtick">selected_option</text:span> (of type <text:span text:style-name="backtick">integer</text:span>), set Min to <text:span text:style-name="backtick">0</text:span>, and Max to <text:span text:style-name="backtick">Array.length(TEXTS) - 1</text:span>, where <text:span text:style-name="backtick">TEXTS</text:span> is a variable of type <text:span text:style-name="backtick">array:string</text:span> with <text:span text:style-name="backtick"> Default value</text:span> set to: <text:span text:style-name="backtick">["Option 1", "Option 2", "Option 3", ...]</text:span> and then we can set this property to <text:span text:style-name="backtick">TEXTS[selected_optio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oller (EEZ-GUI)12" text:continue-numbering="true" text:continue-list="list_Roll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EEZ-GUI)13" text:continue-numbering="true" text:continue-list="list_Roll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EEZ-GUI)14" text:continue-numbering="true" text:continue-list="list_Roll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EEZ-GUI)15" text:continue-numbering="true" text:continue-list="list_Roll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EEZ-GUI)16" text:continue-numbering="true" text:continue-list="list_Roller (EEZ-GUI)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oller (EEZ-GUI)17" text:continue-numbering="true" text:continue-list="list_Roller (EEZ-GUI)1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oller (EEZ-GUI)18" text:continue-numbering="true" text:continue-list="list_Roller (EEZ-GUI)1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20" text:continue-numbering="true" text:continue-list="list_Roller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Roller (EEZ-GUI)21" text:continue-numbering="true" text:continue-list="list_Roller (EEZ-GUI)20"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Style used to render selected value.</text:p>,
                                            <text:list xml:id="list_Roller (EEZ-GUI)22" text:continue-numbering="true" text:continue-list="list_Roller (EEZ-GUI)21"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Style used to render other (unselected) value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3" text:continue-numbering="true" text:continue-list="list_Roller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5" text:continue-numbering="true" text:continue-list="list_Roller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EEZ-GUI)26" text:continue-numbering="true" text:continue-list="list_Roller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EEZ-GUI)27" text:continue-numbering="true" text:continue-list="list_Roller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8"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We need to send a signal to this input if we want to reset the selection, i.e. choose the first optio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9"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